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0.0138in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0">
      <style:table-cell-properties fo:border-bottom="0.0138in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Liberation Serif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0138in solid #808080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6.80000019073486pt" style:language-asian="zh" style:country-asian="CN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grid</text:p>
          </table:table-cell>
          <table:table-cell table:style-name="ce6" table:number-columns-repeated="3"/>
          <table:table-cell table:style-name="ce11"/>
          <table:table-cell/>
        </table:table-row>
        <table:table-row table:style-name="ro1">
          <table:table-cell table:style-name="ce2" office:value-type="string">
            <text:p>Nº de Componentes </text:p>
          </table:table-cell>
          <table:table-cell table:style-name="ce7" office:value-type="string">
            <text:p>Bytes de un vector</text:p>
          </table:table-cell>
          <table:table-cell table:style-name="ce7" office:value-type="string">
            <text:p>Tiempo para vect. locales</text:p>
          </table:table-cell>
          <table:table-cell table:style-name="ce7" office:value-type="string">
            <text:p>Tiempo para vect. globales</text:p>
          </table:table-cell>
          <table:table-cell table:style-name="ce12" office:value-type="string">
            <text:p>Tiempo para vect. dinámicos</text:p>
          </table:table-cell>
          <table:table-cell>
            <draw:frame table:end-cell-address="Sheet1.I17" table:end-x="0.5217in" table:end-y="0.1382in" draw:z-index="0" draw:style-name="gr1" svg:width="3.1492in" svg:height="2.7555in" svg:x="0.0398in" svg:y="0.0394in">
              <draw:object draw:notify-on-update-of-ranges="Sheet1.B2:Sheet1.B2 Sheet1.B3:Sheet1.B13 Sheet1.C2:Sheet1.C2 Sheet1.C3:Sheet1.C13 Sheet1.B2:Sheet1.B2 Sheet1.B3:Sheet1.B13 Sheet1.D2:Sheet1.D2 Sheet1.D3:Sheet1.D13 Sheet1.B2:Sheet1.B2 Sheet1.B3:Sheet1.B13 Sheet1.E2:Sheet1.E2 Sheet1.E3:Sheet1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3" office:value-type="float" office:value="65536">
            <text:p>65536</text:p>
          </table:table-cell>
          <table:table-cell table:formula="of:=[.A3]*8" office:value-type="float" office:value="524288">
            <text:p>524288</text:p>
          </table:table-cell>
          <table:table-cell table:style-name="ce8" office:value-type="float" office:value="0.000394877">
            <text:p>3.95E-004</text:p>
          </table:table-cell>
          <table:table-cell table:style-name="ce8" office:value-type="float" office:value="0.000318923">
            <text:p>3.19E-004</text:p>
          </table:table-cell>
          <table:table-cell table:style-name="ce8" office:value-type="float" office:value="0.000288084">
            <text:p>2.88E-004</text:p>
          </table:table-cell>
          <table:table-cell/>
        </table:table-row>
        <table:table-row table:style-name="ro1">
          <table:table-cell table:style-name="ce4" office:value-type="float" office:value="131072">
            <text:p>131072</text:p>
          </table:table-cell>
          <table:table-cell table:formula="of:=[.A4]*8" office:value-type="float" office:value="1048576">
            <text:p>1048576</text:p>
          </table:table-cell>
          <table:table-cell table:style-name="ce9" office:value-type="float" office:value="0.000686455">
            <text:p>6.86E-004</text:p>
          </table:table-cell>
          <table:table-cell table:style-name="ce9" office:value-type="float" office:value="0.000764645">
            <text:p>7.65E-004</text:p>
          </table:table-cell>
          <table:table-cell table:style-name="ce9" office:value-type="float" office:value="0.000791556">
            <text:p>7.92E-004</text:p>
          </table:table-cell>
          <table:table-cell/>
        </table:table-row>
        <table:table-row table:style-name="ro1">
          <table:table-cell table:style-name="ce3" office:value-type="float" office:value="262144">
            <text:p>262144</text:p>
          </table:table-cell>
          <table:table-cell table:formula="of:=[.A5]*8" office:value-type="float" office:value="2097152">
            <text:p>2097152</text:p>
          </table:table-cell>
          <table:table-cell table:style-name="ce8" office:value-type="float" office:value="0.001361396">
            <text:p>1.36E-003</text:p>
          </table:table-cell>
          <table:table-cell table:style-name="ce8" office:value-type="float" office:value="0.001081361">
            <text:p>1.08E-003</text:p>
          </table:table-cell>
          <table:table-cell table:style-name="ce8" office:value-type="float" office:value="0.001116657">
            <text:p>1.12E-003</text:p>
          </table:table-cell>
          <table:table-cell/>
        </table:table-row>
        <table:table-row table:style-name="ro1">
          <table:table-cell table:style-name="ce4" office:value-type="float" office:value="524288">
            <text:p>524288</text:p>
          </table:table-cell>
          <table:table-cell table:formula="of:=[.A6]*8" office:value-type="float" office:value="4194304">
            <text:p>4194304</text:p>
          </table:table-cell>
          <table:table-cell table:style-name="ce9"/>
          <table:table-cell table:style-name="ce9" office:value-type="float" office:value="0.002646926">
            <text:p>2.65E-003</text:p>
          </table:table-cell>
          <table:table-cell table:style-name="ce9" office:value-type="float" office:value="0.002521691">
            <text:p>2.52E-003</text:p>
          </table:table-cell>
          <table:table-cell/>
        </table:table-row>
        <table:table-row table:style-name="ro1">
          <table:table-cell table:style-name="ce3" office:value-type="float" office:value="1048576">
            <text:p>1048576</text:p>
          </table:table-cell>
          <table:table-cell table:formula="of:=[.A7]*8" office:value-type="float" office:value="8388608">
            <text:p>8388608</text:p>
          </table:table-cell>
          <table:table-cell table:style-name="ce8"/>
          <table:table-cell table:style-name="ce8" office:value-type="float" office:value="0.005454864">
            <text:p>5.45E-003</text:p>
          </table:table-cell>
          <table:table-cell table:style-name="ce8" office:value-type="float" office:value="0.00509948">
            <text:p>5.10E-003</text:p>
          </table:table-cell>
          <table:table-cell/>
        </table:table-row>
        <table:table-row table:style-name="ro1">
          <table:table-cell table:style-name="ce4" office:value-type="float" office:value="2097152">
            <text:p>2097152</text:p>
          </table:table-cell>
          <table:table-cell table:formula="of:=[.A8]*8" office:value-type="float" office:value="16777216">
            <text:p>16777216</text:p>
          </table:table-cell>
          <table:table-cell table:style-name="ce9"/>
          <table:table-cell table:style-name="ce9" office:value-type="float" office:value="0.010030501">
            <text:p>1.00E-002</text:p>
          </table:table-cell>
          <table:table-cell table:style-name="ce9" office:value-type="float" office:value="0.010067576">
            <text:p>1.01E-002</text:p>
          </table:table-cell>
          <table:table-cell/>
        </table:table-row>
        <table:table-row table:style-name="ro1">
          <table:table-cell table:style-name="ce3" office:value-type="float" office:value="4194304">
            <text:p>4194304</text:p>
          </table:table-cell>
          <table:table-cell table:formula="of:=[.A9]*8" office:value-type="float" office:value="33554432">
            <text:p>33554432</text:p>
          </table:table-cell>
          <table:table-cell table:style-name="ce8"/>
          <table:table-cell table:style-name="ce8" office:value-type="float" office:value="0.019807976">
            <text:p>1.98E-002</text:p>
          </table:table-cell>
          <table:table-cell table:style-name="ce8" office:value-type="float" office:value="0.019975718">
            <text:p>2.00E-002</text:p>
          </table:table-cell>
          <table:table-cell/>
        </table:table-row>
        <table:table-row table:style-name="ro1">
          <table:table-cell table:style-name="ce4" office:value-type="float" office:value="8388608">
            <text:p>8388608</text:p>
          </table:table-cell>
          <table:table-cell table:formula="of:=[.A10]*8" office:value-type="float" office:value="67108864">
            <text:p>67108864</text:p>
          </table:table-cell>
          <table:table-cell table:style-name="ce9"/>
          <table:table-cell table:style-name="ce9" office:value-type="float" office:value="0.039730546">
            <text:p>3.97E-002</text:p>
          </table:table-cell>
          <table:table-cell table:style-name="ce9" office:value-type="float" office:value="0.039581123">
            <text:p>3.96E-002</text:p>
          </table:table-cell>
          <table:table-cell/>
        </table:table-row>
        <table:table-row table:style-name="ro1">
          <table:table-cell table:style-name="ce3" office:value-type="float" office:value="16777216">
            <text:p>16777216</text:p>
          </table:table-cell>
          <table:table-cell table:formula="of:=[.A11]*8" office:value-type="float" office:value="134217728">
            <text:p>134217728</text:p>
          </table:table-cell>
          <table:table-cell table:style-name="ce8"/>
          <table:table-cell table:style-name="ce8" office:value-type="float" office:value="0.079151049">
            <text:p>7.92E-002</text:p>
          </table:table-cell>
          <table:table-cell table:style-name="ce8" office:value-type="float" office:value="0.081805767">
            <text:p>8.18E-002</text:p>
          </table:table-cell>
          <table:table-cell/>
        </table:table-row>
        <table:table-row table:style-name="ro1">
          <table:table-cell table:style-name="ce4" office:value-type="float" office:value="33554432">
            <text:p>33554432</text:p>
          </table:table-cell>
          <table:table-cell table:formula="of:=[.A12]*8" office:value-type="float" office:value="268435456">
            <text:p>268435456</text:p>
          </table:table-cell>
          <table:table-cell table:style-name="ce9"/>
          <table:table-cell table:style-name="ce9" office:value-type="float" office:value="0.158100366">
            <text:p>1.58E-001</text:p>
          </table:table-cell>
          <table:table-cell table:style-name="ce9" office:value-type="float" office:value="0.157304922">
            <text:p>1.57E-001</text:p>
          </table:table-cell>
          <table:table-cell/>
        </table:table-row>
        <table:table-row table:style-name="ro1">
          <table:table-cell table:style-name="ce5" office:value-type="float" office:value="67108864">
            <text:p>67108864</text:p>
          </table:table-cell>
          <table:table-cell table:formula="of:=[.A13]*8" office:value-type="float" office:value="536870912">
            <text:p>536870912</text:p>
          </table:table-cell>
          <table:table-cell table:style-name="ce10"/>
          <table:table-cell table:style-name="ce10" office:value-type="float" office:value="0.157520558">
            <text:p>1.58E-001</text:p>
          </table:table-cell>
          <table:table-cell table:style-name="ce10" office:value-type="float" office:value="0.319538016">
            <text:p>3.20E-001</text:p>
          </table:table-cell>
          <table:table-cell/>
        </table:table-row>
        <table:table-row table:style-name="ro1">
          <table:table-cell table:style-name="ce1"/>
          <table:table-cell table:style-name="ce6" table:number-columns-repeated="3"/>
          <table:table-cell table:style-name="ce11"/>
          <table:table-cell/>
        </table:table-row>
        <table:table-row table:style-name="ro1">
          <table:table-cell table:style-name="ce1" office:value-type="string">
            <text:p>local</text:p>
          </table:table-cell>
          <table:table-cell table:style-name="ce6" table:number-columns-repeated="3"/>
          <table:table-cell table:style-name="ce11"/>
          <table:table-cell>
            <draw:frame table:end-cell-address="Sheet1.I30" table:end-x="0.5217in" table:end-y="0.1583in" draw:z-index="1" draw:style-name="gr1" svg:width="3.1492in" svg:height="2.7555in" svg:x="0.0398in" svg:y="0.0594in">
              <draw:object draw:notify-on-update-of-ranges="Sheet1.B16:Sheet1.B16 Sheet1.B17:Sheet1.B27 Sheet1.C16:Sheet1.C16 Sheet1.C17:Sheet1.C27 Sheet1.B16:Sheet1.B16 Sheet1.B17:Sheet1.B27 Sheet1.D16:Sheet1.D16 Sheet1.D17:Sheet1.D27 Sheet1.B16:Sheet1.B16 Sheet1.B17:Sheet1.B27 Sheet1.E16:Sheet1.E16 Sheet1.E17:Sheet1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Nº de Componentes </text:p>
          </table:table-cell>
          <table:table-cell table:style-name="ce6" office:value-type="string">
            <text:p>Bytes de un vector</text:p>
          </table:table-cell>
          <table:table-cell table:style-name="ce6" office:value-type="string">
            <text:p>Tiempo para vect. locales</text:p>
          </table:table-cell>
          <table:table-cell table:style-name="ce6" office:value-type="string">
            <text:p>Tiempo para vect. globales</text:p>
          </table:table-cell>
          <table:table-cell table:style-name="ce11" office:value-type="string">
            <text:p>Tiempo para vect. dinámicos</text:p>
          </table:table-cell>
          <table:table-cell/>
        </table:table-row>
        <table:table-row table:style-name="ro1">
          <table:table-cell table:style-name="ce3" office:value-type="float" office:value="65536">
            <text:p>65536</text:p>
          </table:table-cell>
          <table:table-cell table:formula="of:=[.A17]*8" office:value-type="float" office:value="524288">
            <text:p>524288</text:p>
          </table:table-cell>
          <table:table-cell table:style-name="ce8" office:value-type="float" office:value="0.000249858">
            <text:p>2.50E-004</text:p>
          </table:table-cell>
          <table:table-cell table:style-name="ce8" office:value-type="float" office:value="0.00027968">
            <text:p>2.80E-004</text:p>
          </table:table-cell>
          <table:table-cell table:style-name="ce8" office:value-type="float" office:value="0.000672138">
            <text:p>6.72E-004</text:p>
          </table:table-cell>
          <table:table-cell/>
        </table:table-row>
        <table:table-row table:style-name="ro1">
          <table:table-cell table:style-name="ce4" office:value-type="float" office:value="131072">
            <text:p>131072</text:p>
          </table:table-cell>
          <table:table-cell table:formula="of:=[.A18]*8" office:value-type="float" office:value="1048576">
            <text:p>1048576</text:p>
          </table:table-cell>
          <table:table-cell table:style-name="ce9" office:value-type="float" office:value="0.000503466">
            <text:p>5.03E-004</text:p>
          </table:table-cell>
          <table:table-cell table:style-name="ce9" office:value-type="float" office:value="0.000521844">
            <text:p>5.22E-004</text:p>
          </table:table-cell>
          <table:table-cell table:style-name="ce9" office:value-type="float" office:value="0.001200938">
            <text:p>1.20E-003</text:p>
          </table:table-cell>
          <table:table-cell/>
        </table:table-row>
        <table:table-row table:style-name="ro1">
          <table:table-cell table:style-name="ce3" office:value-type="float" office:value="262144">
            <text:p>262144</text:p>
          </table:table-cell>
          <table:table-cell table:formula="of:=[.A19]*8" office:value-type="float" office:value="2097152">
            <text:p>2097152</text:p>
          </table:table-cell>
          <table:table-cell table:style-name="ce8" office:value-type="float" office:value="0.001054091">
            <text:p>1.05E-003</text:p>
          </table:table-cell>
          <table:table-cell table:style-name="ce8" office:value-type="float" office:value="0.000720745">
            <text:p>7.21E-004</text:p>
          </table:table-cell>
          <table:table-cell table:style-name="ce8" office:value-type="float" office:value="0.001666253">
            <text:p>1.67E-003</text:p>
          </table:table-cell>
          <table:table-cell/>
        </table:table-row>
        <table:table-row table:style-name="ro1">
          <table:table-cell table:style-name="ce4" office:value-type="float" office:value="524288">
            <text:p>524288</text:p>
          </table:table-cell>
          <table:table-cell table:formula="of:=[.A20]*8" office:value-type="float" office:value="4194304">
            <text:p>4194304</text:p>
          </table:table-cell>
          <table:table-cell table:style-name="ce9"/>
          <table:table-cell table:style-name="ce9" office:value-type="float" office:value="0.001592325">
            <text:p>1.59E-003</text:p>
          </table:table-cell>
          <table:table-cell table:style-name="ce9" office:value-type="float" office:value="0.002395407">
            <text:p>2.40E-003</text:p>
          </table:table-cell>
          <table:table-cell/>
        </table:table-row>
        <table:table-row table:style-name="ro1">
          <table:table-cell table:style-name="ce3" office:value-type="float" office:value="1048576">
            <text:p>1048576</text:p>
          </table:table-cell>
          <table:table-cell table:formula="of:=[.A21]*8" office:value-type="float" office:value="8388608">
            <text:p>8388608</text:p>
          </table:table-cell>
          <table:table-cell table:style-name="ce8"/>
          <table:table-cell table:style-name="ce8" office:value-type="float" office:value="0.002458871">
            <text:p>2.46E-003</text:p>
          </table:table-cell>
          <table:table-cell table:style-name="ce8" office:value-type="float" office:value="0.004349218">
            <text:p>4.35E-003</text:p>
          </table:table-cell>
          <table:table-cell/>
        </table:table-row>
        <table:table-row table:style-name="ro1">
          <table:table-cell table:style-name="ce4" office:value-type="float" office:value="2097152">
            <text:p>2097152</text:p>
          </table:table-cell>
          <table:table-cell table:formula="of:=[.A22]*8" office:value-type="float" office:value="16777216">
            <text:p>16777216</text:p>
          </table:table-cell>
          <table:table-cell table:style-name="ce9"/>
          <table:table-cell table:style-name="ce9" office:value-type="float" office:value="0.005345533">
            <text:p>5.35E-003</text:p>
          </table:table-cell>
          <table:table-cell table:style-name="ce9" office:value-type="float" office:value="0.006476733">
            <text:p>6.48E-003</text:p>
          </table:table-cell>
          <table:table-cell/>
        </table:table-row>
        <table:table-row table:style-name="ro1">
          <table:table-cell table:style-name="ce3" office:value-type="float" office:value="4194304">
            <text:p>4194304</text:p>
          </table:table-cell>
          <table:table-cell table:formula="of:=[.A23]*8" office:value-type="float" office:value="33554432">
            <text:p>33554432</text:p>
          </table:table-cell>
          <table:table-cell table:style-name="ce8"/>
          <table:table-cell table:style-name="ce8" office:value-type="float" office:value="0.009303243">
            <text:p>9.30E-003</text:p>
          </table:table-cell>
          <table:table-cell table:style-name="ce8" office:value-type="float" office:value="0.008886412">
            <text:p>8.89E-003</text:p>
          </table:table-cell>
          <table:table-cell/>
        </table:table-row>
        <table:table-row table:style-name="ro1">
          <table:table-cell table:style-name="ce4" office:value-type="float" office:value="8388608">
            <text:p>8388608</text:p>
          </table:table-cell>
          <table:table-cell table:formula="of:=[.A24]*8" office:value-type="float" office:value="67108864">
            <text:p>67108864</text:p>
          </table:table-cell>
          <table:table-cell table:style-name="ce9"/>
          <table:table-cell table:style-name="ce9" office:value-type="float" office:value="0.017395817">
            <text:p>1.74E-002</text:p>
          </table:table-cell>
          <table:table-cell table:style-name="ce9" office:value-type="float" office:value="0.018960394">
            <text:p>1.90E-002</text:p>
          </table:table-cell>
          <table:table-cell/>
        </table:table-row>
        <table:table-row table:style-name="ro1">
          <table:table-cell table:style-name="ce3" office:value-type="float" office:value="16777216">
            <text:p>16777216</text:p>
          </table:table-cell>
          <table:table-cell table:formula="of:=[.A25]*8" office:value-type="float" office:value="134217728">
            <text:p>134217728</text:p>
          </table:table-cell>
          <table:table-cell table:style-name="ce8"/>
          <table:table-cell table:style-name="ce8" office:value-type="float" office:value="0.035401294">
            <text:p>3.54E-002</text:p>
          </table:table-cell>
          <table:table-cell table:style-name="ce8" office:value-type="float" office:value="0.035364488">
            <text:p>3.54E-002</text:p>
          </table:table-cell>
          <table:table-cell/>
        </table:table-row>
        <table:table-row table:style-name="ro1">
          <table:table-cell table:style-name="ce4" office:value-type="float" office:value="33554432">
            <text:p>33554432</text:p>
          </table:table-cell>
          <table:table-cell table:formula="of:=[.A26]*8" office:value-type="float" office:value="268435456">
            <text:p>268435456</text:p>
          </table:table-cell>
          <table:table-cell table:style-name="ce9"/>
          <table:table-cell table:style-name="ce9" office:value-type="float" office:value="0.070913345">
            <text:p>7.09E-002</text:p>
          </table:table-cell>
          <table:table-cell table:style-name="ce9" office:value-type="float" office:value="0.069949037">
            <text:p>6.99E-002</text:p>
          </table:table-cell>
          <table:table-cell/>
        </table:table-row>
        <table:table-row table:style-name="ro1">
          <table:table-cell table:style-name="ce5" office:value-type="float" office:value="67108864">
            <text:p>67108864</text:p>
          </table:table-cell>
          <table:table-cell table:formula="of:=[.A27]*8" office:value-type="float" office:value="536870912">
            <text:p>536870912</text:p>
          </table:table-cell>
          <table:table-cell table:style-name="ce10"/>
          <table:table-cell table:style-name="ce10" office:value-type="float" office:value="0.073368553">
            <text:p>7.34E-002</text:p>
          </table:table-cell>
          <table:table-cell table:style-name="ce10" office:value-type="float" office:value="0.138614359">
            <text:p>1.39E-001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24288">
            <text:p>52428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048576">
            <text:p>104857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097152">
            <text:p>209715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194304">
            <text:p>419430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8388608">
            <text:p>83886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6777216">
            <text:p>16777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3554432">
            <text:p>335544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67108864">
            <text:p>6710886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34217728">
            <text:p>13421772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68435456">
            <text:p>26843545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36870912">
            <text:p>536870912</text:p>
          </table:table-cell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Mincho" svg:font-family="'MS Mincho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3/06/2016</text:date>, <text:time>11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3-05T23:22:32</meta:creation-date>
    <dc:date>2016-03-06T11:42:31</dc:date>
    <meta:editing-duration>PT02H01M24S</meta:editing-duration>
    <meta:editing-cycles>3</meta:editing-cycles>
    <meta:generator>NeoOffice/2014.1$Unix OpenOffice.org_project/</meta:generator>
    <meta:document-statistic meta:table-count="3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476cm" svg:y="1.771cm" chart:style-name="ch2"/>
        <chart:plot-area chart:style-name="ch3" table:cell-range-address="Sheet1.B2:Sheet1.E13" chart:data-source-has-labels="row" svg:x="0.16cm" svg:y="0.14cm" svg:width="5.563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3" chart:label-cell-address="Sheet1.C2:Sheet1.C2" chart:class="chart:scatter">
            <chart:domain table:cell-range-address="Sheet1.B3:Sheet1.B13"/>
            <chart:data-point chart:repeated="11"/>
          </chart:series>
          <chart:series chart:style-name="ch8" chart:values-cell-range-address="Sheet1.D3:Sheet1.D13" chart:label-cell-address="Sheet1.D2:Sheet1.D2" chart:class="chart:scatter">
            <chart:data-point chart:repeated="11"/>
          </chart:series>
          <chart:series chart:style-name="ch9" chart:values-cell-range-address="Sheet1.E3:Sheet1.E13" chart:label-cell-address="Sheet1.E2:Sheet1.E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2:Sheet1.C2">Tiempo para vect. locales</text:p>
              </table:table-cell>
              <table:table-cell office:value-type="string">
                <text:p text:id="Sheet1.D2:Sheet1.D2">Tiempo para vect. globales</text:p>
              </table:table-cell>
              <table:table-cell office:value-type="string">
                <text:p text:id="Sheet1.E2:Sheet1.E2">Tiempo para vect. dinámi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 text:id="Sheet1.B3:Sheet1.B13">524288</text:p>
              </table:table-cell>
              <table:table-cell office:value-type="float" office:value="0.000394877">
                <text:p text:id="Sheet1.C3:Sheet1.C13">0.000394877</text:p>
              </table:table-cell>
              <table:table-cell office:value-type="float" office:value="0.000318923">
                <text:p text:id="Sheet1.D3:Sheet1.D13">0.000318923</text:p>
              </table:table-cell>
              <table:table-cell office:value-type="float" office:value="0.000288084">
                <text:p text:id="Sheet1.E3:Sheet1.E13">0.0002880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686455">
                <text:p>0.000686455</text:p>
              </table:table-cell>
              <table:table-cell office:value-type="float" office:value="0.000764645">
                <text:p>0.000764645</text:p>
              </table:table-cell>
              <table:table-cell office:value-type="float" office:value="0.000791556">
                <text:p>0.000791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361396">
                <text:p>0.001361396</text:p>
              </table:table-cell>
              <table:table-cell office:value-type="float" office:value="0.001081361">
                <text:p>0.001081361</text:p>
              </table:table-cell>
              <table:table-cell office:value-type="float" office:value="0.001116657">
                <text:p>0.001116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1.#NAN">
                <text:p>1.#NAN</text:p>
              </table:table-cell>
              <table:table-cell office:value-type="float" office:value="0.002646926">
                <text:p>0.002646926</text:p>
              </table:table-cell>
              <table:table-cell office:value-type="float" office:value="0.002521691">
                <text:p>0.002521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1.#NAN">
                <text:p>1.#NAN</text:p>
              </table:table-cell>
              <table:table-cell office:value-type="float" office:value="0.005454864">
                <text:p>0.005454864</text:p>
              </table:table-cell>
              <table:table-cell office:value-type="float" office:value="0.00509948">
                <text:p>0.00509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1.#NAN">
                <text:p>1.#NAN</text:p>
              </table:table-cell>
              <table:table-cell office:value-type="float" office:value="0.010030501">
                <text:p>0.010030501</text:p>
              </table:table-cell>
              <table:table-cell office:value-type="float" office:value="0.010067576">
                <text:p>0.010067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1.#NAN">
                <text:p>1.#NAN</text:p>
              </table:table-cell>
              <table:table-cell office:value-type="float" office:value="0.019807976">
                <text:p>0.019807976</text:p>
              </table:table-cell>
              <table:table-cell office:value-type="float" office:value="0.019975718">
                <text:p>0.019975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1.#NAN">
                <text:p>1.#NAN</text:p>
              </table:table-cell>
              <table:table-cell office:value-type="float" office:value="0.039730546">
                <text:p>0.039730546</text:p>
              </table:table-cell>
              <table:table-cell office:value-type="float" office:value="0.039581123">
                <text:p>0.03958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1.#NAN">
                <text:p>1.#NAN</text:p>
              </table:table-cell>
              <table:table-cell office:value-type="float" office:value="0.079151049">
                <text:p>0.079151049</text:p>
              </table:table-cell>
              <table:table-cell office:value-type="float" office:value="0.081805767">
                <text:p>0.081805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1.#NAN">
                <text:p>1.#NAN</text:p>
              </table:table-cell>
              <table:table-cell office:value-type="float" office:value="0.158100366">
                <text:p>0.158100366</text:p>
              </table:table-cell>
              <table:table-cell office:value-type="float" office:value="0.157304922">
                <text:p>0.157304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1.#NAN">
                <text:p>1.#NAN</text:p>
              </table:table-cell>
              <table:table-cell office:value-type="float" office:value="0.157520558">
                <text:p>0.157520558</text:p>
              </table:table-cell>
              <table:table-cell office:value-type="float" office:value="0.319538016">
                <text:p>0.319538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.1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5.883cm" svg:y="1.772cm" chart:style-name="ch2"/>
        <chart:plot-area chart:style-name="ch3" table:cell-range-address="Sheet1.B16:Sheet1.E27" chart:data-source-has-labels="row" svg:x="0.16cm" svg:y="0.14cm" svg:width="5.563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7:Sheet1.C27" chart:label-cell-address="Sheet1.C16:Sheet1.C16" chart:class="chart:scatter">
            <chart:domain table:cell-range-address="Sheet1.B17:Sheet1.B27"/>
            <chart:data-point chart:repeated="11"/>
          </chart:series>
          <chart:series chart:style-name="ch8" chart:values-cell-range-address="Sheet1.D17:Sheet1.D27" chart:label-cell-address="Sheet1.D16:Sheet1.D16" chart:class="chart:scatter">
            <chart:data-point chart:repeated="11"/>
          </chart:series>
          <chart:series chart:style-name="ch9" chart:values-cell-range-address="Sheet1.E17:Sheet1.E27" chart:label-cell-address="Sheet1.E16:Sheet1.E16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16:Sheet1.C16">Tiempo para vect. locales</text:p>
              </table:table-cell>
              <table:table-cell office:value-type="string">
                <text:p text:id="Sheet1.D16:Sheet1.D16">Tiempo para vect. globales</text:p>
              </table:table-cell>
              <table:table-cell office:value-type="string">
                <text:p text:id="Sheet1.E16:Sheet1.E16">Tiempo para vect. dinámi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 text:id="Sheet1.B17:Sheet1.B27">524288</text:p>
              </table:table-cell>
              <table:table-cell office:value-type="float" office:value="0.000249858">
                <text:p text:id="Sheet1.C17:Sheet1.C27">0.000249858</text:p>
              </table:table-cell>
              <table:table-cell office:value-type="float" office:value="0.00027968">
                <text:p text:id="Sheet1.D17:Sheet1.D27">0.00027968</text:p>
              </table:table-cell>
              <table:table-cell office:value-type="float" office:value="0.000672138">
                <text:p text:id="Sheet1.E17:Sheet1.E27">0.000672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503466">
                <text:p>0.000503466</text:p>
              </table:table-cell>
              <table:table-cell office:value-type="float" office:value="0.000521844">
                <text:p>0.000521844</text:p>
              </table:table-cell>
              <table:table-cell office:value-type="float" office:value="0.001200938">
                <text:p>0.001200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054091">
                <text:p>0.001054091</text:p>
              </table:table-cell>
              <table:table-cell office:value-type="float" office:value="0.000720745">
                <text:p>0.000720745</text:p>
              </table:table-cell>
              <table:table-cell office:value-type="float" office:value="0.001666253">
                <text:p>0.001666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1.#NAN">
                <text:p>1.#NAN</text:p>
              </table:table-cell>
              <table:table-cell office:value-type="float" office:value="0.001592325">
                <text:p>0.001592325</text:p>
              </table:table-cell>
              <table:table-cell office:value-type="float" office:value="0.002395407">
                <text:p>0.002395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1.#NAN">
                <text:p>1.#NAN</text:p>
              </table:table-cell>
              <table:table-cell office:value-type="float" office:value="0.002458871">
                <text:p>0.002458871</text:p>
              </table:table-cell>
              <table:table-cell office:value-type="float" office:value="0.004349218">
                <text:p>0.004349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1.#NAN">
                <text:p>1.#NAN</text:p>
              </table:table-cell>
              <table:table-cell office:value-type="float" office:value="0.005345533">
                <text:p>0.005345533</text:p>
              </table:table-cell>
              <table:table-cell office:value-type="float" office:value="0.006476733">
                <text:p>0.006476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1.#NAN">
                <text:p>1.#NAN</text:p>
              </table:table-cell>
              <table:table-cell office:value-type="float" office:value="0.009303243">
                <text:p>0.009303243</text:p>
              </table:table-cell>
              <table:table-cell office:value-type="float" office:value="0.008886412">
                <text:p>0.008886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1.#NAN">
                <text:p>1.#NAN</text:p>
              </table:table-cell>
              <table:table-cell office:value-type="float" office:value="0.017395817">
                <text:p>0.017395817</text:p>
              </table:table-cell>
              <table:table-cell office:value-type="float" office:value="0.018960394">
                <text:p>0.018960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1.#NAN">
                <text:p>1.#NAN</text:p>
              </table:table-cell>
              <table:table-cell office:value-type="float" office:value="0.035401294">
                <text:p>0.035401294</text:p>
              </table:table-cell>
              <table:table-cell office:value-type="float" office:value="0.035364488">
                <text:p>0.035364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1.#NAN">
                <text:p>1.#NAN</text:p>
              </table:table-cell>
              <table:table-cell office:value-type="float" office:value="0.070913345">
                <text:p>0.070913345</text:p>
              </table:table-cell>
              <table:table-cell office:value-type="float" office:value="0.069949037">
                <text:p>0.069949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1.#NAN">
                <text:p>1.#NAN</text:p>
              </table:table-cell>
              <table:table-cell office:value-type="float" office:value="0.073368553">
                <text:p>0.073368553</text:p>
              </table:table-cell>
              <table:table-cell office:value-type="float" office:value="0.138614359">
                <text:p>0.138614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.1$Unix OpenOffice.org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